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90f8" officeooo:paragraph-rsid="000d90f8"/>
    </style:style>
    <style:style style:name="P2" style:family="paragraph" style:parent-style-name="Standard">
      <style:text-properties officeooo:rsid="000f6139" officeooo:paragraph-rsid="000f6139"/>
    </style:style>
    <style:style style:name="P3" style:family="paragraph" style:parent-style-name="Standard">
      <style:text-properties officeooo:rsid="001142f4" officeooo:paragraph-rsid="001142f4"/>
    </style:style>
    <style:style style:name="P4" style:family="paragraph" style:parent-style-name="Standard">
      <style:text-properties officeooo:rsid="0012a969" officeooo:paragraph-rsid="0012a969"/>
    </style:style>
    <style:style style:name="P5" style:family="paragraph" style:parent-style-name="Standard">
      <style:text-properties officeooo:rsid="00163620" officeooo:paragraph-rsid="00163620"/>
    </style:style>
    <style:style style:name="P6" style:family="paragraph" style:parent-style-name="Standard">
      <style:text-properties officeooo:rsid="0017e463" officeooo:paragraph-rsid="0017e463"/>
    </style:style>
    <style:style style:name="P7" style:family="paragraph" style:parent-style-name="Standard">
      <style:text-properties officeooo:rsid="001856f0" officeooo:paragraph-rsid="001856f0"/>
    </style:style>
    <style:style style:name="P8" style:family="paragraph" style:parent-style-name="Standard">
      <style:text-properties officeooo:rsid="00194c32" officeooo:paragraph-rsid="00194c32"/>
    </style:style>
    <style:style style:name="P9" style:family="paragraph" style:parent-style-name="Standard">
      <style:text-properties officeooo:rsid="001a4485" officeooo:paragraph-rsid="001a4485"/>
    </style:style>
    <style:style style:name="P10" style:family="paragraph" style:parent-style-name="Standard">
      <style:text-properties officeooo:rsid="001bec3f" officeooo:paragraph-rsid="001bec3f"/>
    </style:style>
    <style:style style:name="P11" style:family="paragraph" style:parent-style-name="Standard">
      <style:text-properties officeooo:rsid="001ccbcb" officeooo:paragraph-rsid="001ccbcb"/>
    </style:style>
    <style:style style:name="P12" style:family="paragraph" style:parent-style-name="Standard">
      <style:text-properties officeooo:rsid="001e9424" officeooo:paragraph-rsid="001e9424"/>
    </style:style>
    <style:style style:name="P13" style:family="paragraph" style:parent-style-name="Standard">
      <style:text-properties officeooo:rsid="001eb585" officeooo:paragraph-rsid="001eb585"/>
    </style:style>
    <style:style style:name="P14" style:family="paragraph" style:parent-style-name="Standard">
      <style:text-properties officeooo:rsid="00208b9f" officeooo:paragraph-rsid="00208b9f"/>
    </style:style>
    <style:style style:name="P15" style:family="paragraph" style:parent-style-name="Standard">
      <style:text-properties officeooo:rsid="00232969" officeooo:paragraph-rsid="00232969"/>
    </style:style>
    <style:style style:name="P16" style:family="paragraph" style:parent-style-name="Standard">
      <style:text-properties officeooo:rsid="0024643b" officeooo:paragraph-rsid="0024643b"/>
    </style:style>
    <style:style style:name="P17" style:family="paragraph" style:parent-style-name="Standard">
      <style:text-properties officeooo:rsid="00252135" officeooo:paragraph-rsid="00252135"/>
    </style:style>
    <style:style style:name="P18" style:family="paragraph" style:parent-style-name="Standard">
      <style:text-properties officeooo:rsid="00252135" officeooo:paragraph-rsid="00252135"/>
    </style:style>
    <style:style style:name="T1" style:family="text">
      <style:text-properties officeooo:rsid="00152b8c"/>
    </style:style>
    <style:style style:name="T2" style:family="text">
      <style:text-properties officeooo:rsid="001bec3f"/>
    </style:style>
    <style:style style:name="T3" style:family="text">
      <style:text-properties officeooo:rsid="001ccbcb"/>
    </style:style>
    <style:style style:name="T4" style:family="text">
      <style:text-properties officeooo:rsid="00211b55"/>
    </style:style>
    <style:style style:name="T5" style:family="text">
      <style:text-properties officeooo:rsid="0026305b"/>
    </style:style>
    <style:style style:name="T6" style:family="text">
      <style:text-properties officeooo:rsid="00284ad7"/>
    </style:style>
    <style:style style:name="T7" style:family="text">
      <style:text-properties officeooo:rsid="002dbc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n è detto che se non vieni preso è colpa tua, ci sono tante variabili (ma<text:span text:style-name="T6">gar</text:span>i sei permaloso e i colleghi hanno la mom bitch)</text:p>
      <text:p text:style-name="P1">Gam<text:span text:style-name="T6">b</text:span>e a 90 gradi mani sul tavolo</text:p>
      <text:p text:style-name="P2">Leggibilità CV &gt;&gt;</text:p>
      <text:p text:style-name="P3">colloquio conoscitivo non chiedere soldi</text:p>
      <text:p text:style-name="P4">se non è specificato si<text:span text:style-name="T6">g</text:span>nifica che non vuole scendere nel dettaglio economico, <text:span text:style-name="T1">di solito c’è un range</text:span></text:p>
      <text:p text:style-name="P4"/>
      <text:p text:style-name="P5">Sii sempre carino quando ti contattano su whats’app <text:span text:style-name="T6">e rispondi sempre.</text:span></text:p>
      <text:p text:style-name="P5"/>
      <text:p text:style-name="P6">Scarsa motivazione e interesse nel candidato o nell’interlocutore. Cosa fare se l’hr no interesse? <text:span text:style-name="T6">Non lasciarti prendere dallo sconforto e continua e magari prova a coinvolgerlo.</text:span></text:p>
      <text:p text:style-name="P6"/>
      <text:p text:style-name="P6">Disinformazione e disorientamento? Dare una visione, attento a dire che vuoi andare all’estero, dipende da azienda, la piccola azienda non ti vorrà.</text:p>
      <text:p text:style-name="P6"/>
      <text:p text:style-name="P6">Mancanza di conoscenza di <text:s/>quel che si ha fatto.</text:p>
      <text:p text:style-name="P6"/>
      <text:p text:style-name="P7">Meglio non mentire</text:p>
      <text:p text:style-name="P7"/>
      <text:p text:style-name="P7">Non ho piacere, allora niente Uagli, niente gestione esterna, <text:span text:style-name="T6">(edit: )</text:span></text:p>
      <text:p text:style-name="P7"/>
      <text:p text:style-name="P7">al colloquio puoi anche mostrare una tendenza all’insegnamento</text:p>
      <text:p text:style-name="P7"/>
      <text:p text:style-name="P7">Gli imprenditori di provincia si parlano molto</text:p>
      <text:p text:style-name="P8">Un lavoratore infelice è una mina vagante,</text:p>
      <text:p text:style-name="P8"/>
      <text:p text:style-name="P8">Chiedere sempre riservatezza per il colloquio</text:p>
      <text:p text:style-name="P8"/>
      <text:p text:style-name="P8">errori comuni di un colloquio</text:p>
      <text:p text:style-name="P8">se non tieni contatto visivo guarda fronte</text:p>
      <text:p text:style-name="P9">non conoscere la società, conoscila bene l’azienda</text:p>
      <text:p text:style-name="P9">non sorridere, ma non esagerare</text:p>
      <text:p text:style-name="P9">postura errata, <text:span text:style-name="T2">non avere tic</text:span></text:p>
      <text:p text:style-name="P10">stretta di mano debole, <text:span text:style-name="T3">alcuni ancora non vogliono causa virus.</text:span></text:p>
      <text:p text:style-name="P11">Toccarsi i capelli o il viso</text:p>
      <text:p text:style-name="P11">braccia incrociate, possono essere viste come chiusura</text:p>
      <text:p text:style-name="P12">Qualità della voce e grammatica scadente, niente parassiti vocali</text:p>
      <text:p text:style-name="P13">non concentrarsi solo su te stesso.</text:p>
      <text:p text:style-name="P13"/>
      <text:p text:style-name="P14">Le domande strane sono fatte per <text:s/>vedere come reagisci per giudicare il problem solving, il senso critico</text:p>
      <text:p text:style-name="P14"/>
      <text:p text:style-name="P14">Colore preferito? Nero? Perchè? È l’insieme di tutti i colori</text:p>
      <text:p text:style-name="P14"/>
      <text:p text:style-name="P14">Conoscenza, abilità, competenza</text:p>
      <text:p text:style-name="P14">Conoscenza 1) singola nozione, teoria <text:span text:style-name="T4">Sapere come riparare un tubo</text:span></text:p>
      <text:p text:style-name="P14">Abilità <text:s/>2) Capacità pratica<text:span text:style-name="T4">Capire che il tubo riparato</text:span></text:p>
      <text:p text:style-name="P14"><text:span text:style-name="T4">Capire</text:span>tenza 3) Insieme di pratica e teorie per mondo vero <text:span text:style-name="T4">Spiegare perchè tubo a cliente è rotto e ripararlo</text:span></text:p>
      <text:p text:style-name="P14"/>
      <text:p text:style-name="P15">Tutto quello che fai come esperienza fa brodo e ti aiuterà in futuro, fai tesoro di quello che esperienzi.</text:p>
      <text:p text:style-name="P15"><text:soft-page-break/>Sapersi aggiornare è essenziale ai giorni nostri.</text:p>
      <text:p text:style-name="P15"/>
      <text:p text:style-name="P15">Se ti chiedono cosa fai tra 10 anni dai un generico obiettivo a lungo termine e poi vai nello specifico con dei smaller steps.</text:p>
      <text:p text:style-name="P15"/>
      <text:p text:style-name="P16">Prima aspetto positivo, poi negativo come side note. </text:p>
      <text:p text:style-name="P16"/>
      <text:p text:style-name="P17">Non stai recitando. Meno impostazione. <text:span text:style-name="T5">Non fare il saccente.</text:span></text:p>
      <text:p text:style-name="P17"/>
      <text:p text:style-name="P17"/>
      <text:p text:style-name="P17">Iungo sembra molto buona, ha anche spazio per basi dati!</text:p>
      <text:p text:style-name="P17"/>
      <text:p text:style-name="P17">prendere piracetam prima di andare a colloquio, <text:span text:style-name="T7">per darsi energie e meno stres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19:20.527000000</meta:creation-date>
    <dc:date>2023-05-16T15:12:27.089000000</dc:date>
    <meta:editing-duration>PT4H3M2S</meta:editing-duration>
    <meta:editing-cycles>26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38" meta:word-count="391" meta:character-count="2425" meta:non-whitespace-character-count="2068"/>
  </office:meta>
</office:document-meta>
</file>